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Text_20_body" style:list-style-name="L3">
      <style:paragraph-properties fo:margin-top="0cm" fo:margin-bottom="0cm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hat is iskinematic </text:p>
      <text:p text:style-name="P9"/>
      <text:p text:style-name="P5">Unity mein <text:span text:style-name="Source_20_Text">isKinematic</text:span> ek property hai jo Rigidbody component ke liye use hoti hai. Agar aap <text:span text:style-name="Source_20_Text">isKinematic = true</text:span> set karte ho, to uska matlab hota hai:</text:p>
      <text:h text:style-name="Heading_20_3" text:outline-level="3"><text:span text:style-name="Strong_20_Emphasis"><text:span text:style-name="Source_20_Text">isKinematic = true</text:span></text:span><text:span text:style-name="Strong_20_Emphasis"> ka Matlab</text:span></text:h>
      <text:list xml:id="list4218300489033472272" text:style-name="L1">
        <text:list-item>
          <text:p text:style-name="P6">Object <text:span text:style-name="Strong_20_Emphasis">physics engine ke control mein nahi hota</text:span>. </text:p>
        </text:list-item>
        <text:list-item>
          <text:p text:style-name="P6">Object ko <text:span text:style-name="Strong_20_Emphasis">forces</text:span>, <text:span text:style-name="Strong_20_Emphasis">gravity</text:span>, ya <text:span text:style-name="Strong_20_Emphasis">collisions</text:span> affect nahi karte. </text:p>
        </text:list-item>
        <text:list-item>
          <text:p text:style-name="P6">Aapko <text:span text:style-name="Strong_20_Emphasis">manually</text:span> object ka movement control karna padta hai (e.g., <text:span text:style-name="Source_20_Text">transform.position</text:span> ya <text:span text:style-name="Source_20_Text">transform.Translate()</text:span> ke through). </text:p>
        </text:list-item>
        <text:list-item>
          <text:p text:style-name="P2">Object <text:span text:style-name="Strong_20_Emphasis">triggers ko detect kar sakta hai</text:span>, lekin physics collisions ka response nahi dega. </text:p>
        </text:list-item>
      </text:list>
      <text:h text:style-name="Heading_20_3" text:outline-level="3"><text:span text:style-name="Strong_20_Emphasis"><text:span text:style-name="Source_20_Text">isKinematic = false</text:span></text:span><text:span text:style-name="Strong_20_Emphasis"> ka Matlab</text:span></text:h>
      <text:list xml:id="list5699362453592562300" text:style-name="L2">
        <text:list-item>
          <text:p text:style-name="P7">Object <text:span text:style-name="Strong_20_Emphasis">physics engine ke control mein hota hai</text:span>. </text:p>
        </text:list-item>
        <text:list-item>
          <text:p text:style-name="P7">Gravity, forces, aur collisions ka effect object pe hota hai. </text:p>
        </text:list-item>
        <text:list-item>
          <text:p text:style-name="P3">Aapko object ke movement ke liye <text:span text:style-name="Source_20_Text">Rigidbody</text:span> ki properties jaise <text:span text:style-name="Source_20_Text">AddForce()</text:span>, <text:span text:style-name="Source_20_Text">velocity</text:span> ya <text:span text:style-name="Source_20_Text">angularVelocity</text:span> ka use karna hota hai. </text:p>
        </text:list-item>
      </text:list>
      <text:h text:style-name="Heading_20_3" text:outline-level="3"><text:span text:style-name="Strong_20_Emphasis">Kab Use Karein?</text:span></text:h>
      <text:list xml:id="list4481246918727805578" text:style-name="L3">
        <text:list-item>
          <text:p text:style-name="P8"><text:span text:style-name="Strong_20_Emphasis"><text:span text:style-name="Source_20_Text">isKinematic = true</text:span></text:span> → Jab aapko object ka movement manually control karna ho (e.g., elevators, doors, scripted movements). </text:p>
        </text:list-item>
        <text:list-item>
          <text:p text:style-name="P4"><text:span text:style-name="Strong_20_Emphasis"><text:span text:style-name="Source_20_Text">isKinematic = false</text:span></text:span> → Jab aapko physics-based movement chahiye (e.g., falling objects, rolling balls). </text:p>
        </text:list-item>
      </text:list>
      <text:h text:style-name="Heading_20_3" text:outline-level="3"><text:span text:style-name="Strong_20_Emphasis">Example Code:</text:span></text:h>
      <text:p text:style-name="Preformatted_20_Text"><text:span text:style-name="Source_20_Text">using UnityEngine;</text:span></text:p>
      <text:p text:style-name="Preformatted_20_Text"/>
      <text:p text:style-name="Preformatted_20_Text"><text:span text:style-name="Source_20_Text">public class KinematicExample : MonoBehaviour</text:span></text:p>
      <text:p text:style-name="Preformatted_20_Text"><text:span text:style-name="Source_20_Text">{</text:span></text:p>
      <text:p text:style-name="Preformatted_20_Text"><text:span text:style-name="Source_20_Text"><text:s text:c="4"/>public Rigidbody rb;</text:span></text:p>
      <text:p text:style-name="Preformatted_20_Text"/>
      <text:p text:style-name="Preformatted_20_Text"><text:span text:style-name="Source_20_Text"><text:s text:c="4"/>void Start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rb = GetComponent&lt;Rigidbody&gt;();</text:span></text:p>
      <text:p text:style-name="Preformatted_20_Text"><text:span text:style-name="Source_20_Text"><text:s text:c="8"/>rb.isKinematic = true; // Physics engine ka control hata diya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void Update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Manually move object</text:span></text:p>
      <text:p text:style-name="Preformatted_20_Text"><text:span text:style-name="Source_20_Text"><text:s text:c="8"/>transform.Translate(Vector3.up * Time.deltaTime * 2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Agar koi doubt ho to batao! ?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S</meta:editing-duration>
    <meta:editing-cycles>4</meta:editing-cycles>
    <meta:generator>OpenOffice/4.1.15$Win32 OpenOffice.org_project/4115m2$Build-9813</meta:generator>
    <dc:date>2025-03-10T16:26:25.98</dc:date>
    <meta:document-statistic meta:table-count="0" meta:image-count="0" meta:object-count="0" meta:page-count="1" meta:paragraph-count="31" meta:word-count="218" meta:character-count="1416"/>
    <meta:user-defined meta:name="Info 1"/>
    <meta:user-defined meta:name="Info 2"/>
    <meta:user-defined meta:name="Info 3"/>
    <meta:user-defined meta:name="Info 4"/>
  </office:meta>
</office:document-meta>
</file>